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officeooo:paragraph-rsid="001aa7c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4ff83" officeooo:paragraph-rsid="00237c75" style:font-weight-asian="bold" style:font-weight-complex="bold"/>
    </style:style>
    <style:style style:name="P5" style:family="paragraph" style:parent-style-name="Standard">
      <style:text-properties officeooo:rsid="000287b3" officeooo:paragraph-rsid="00237c75"/>
    </style:style>
    <style:style style:name="P6" style:family="paragraph" style:parent-style-name="Standard">
      <style:text-properties fo:font-size="16pt" fo:font-weight="bold" officeooo:rsid="000287b3" officeooo:paragraph-rsid="00237c75" style:font-weight-asian="bold" style:font-weight-complex="bold"/>
    </style:style>
    <style:style style:name="P7" style:family="paragraph" style:parent-style-name="Standard">
      <style:text-properties fo:font-style="italic" officeooo:rsid="000287b3" officeooo:paragraph-rsid="00237c75" style:font-style-asian="italic" style:font-style-complex="italic"/>
    </style:style>
    <style:style style:name="P8" style:family="paragraph" style:parent-style-name="Standard">
      <style:text-properties officeooo:rsid="0004ff83" officeooo:paragraph-rsid="00237c75"/>
    </style:style>
    <style:style style:name="P9" style:family="paragraph" style:parent-style-name="Standard">
      <style:text-properties officeooo:rsid="00068199" officeooo:paragraph-rsid="00237c75"/>
    </style:style>
    <style:style style:name="P10" style:family="paragraph" style:parent-style-name="Standard">
      <style:text-properties officeooo:paragraph-rsid="00237c75"/>
    </style:style>
    <style:style style:name="P11" style:family="paragraph" style:parent-style-name="Text_20_body">
      <style:text-properties officeooo:paragraph-rsid="00168f1a"/>
    </style:style>
    <style:style style:name="P12" style:family="paragraph" style:parent-style-name="Text_20_body">
      <style:text-properties officeooo:paragraph-rsid="0017cfc1"/>
    </style:style>
    <style:style style:name="P13" style:family="paragraph" style:parent-style-name="Text_20_body">
      <style:text-properties officeooo:paragraph-rsid="00183b2f"/>
    </style:style>
    <style:style style:name="P14" style:family="paragraph" style:parent-style-name="Text_20_body">
      <style:text-properties officeooo:paragraph-rsid="00233901"/>
    </style:style>
    <style:style style:name="P15" style:family="paragraph" style:parent-style-name="Text_20_body">
      <style:text-properties officeooo:rsid="00233901" officeooo:paragraph-rsid="00233901"/>
    </style:style>
    <style:style style:name="P16" style:family="paragraph" style:parent-style-name="Text_20_body">
      <style:text-properties fo:font-weight="bold" officeooo:rsid="00233901" officeooo:paragraph-rsid="00233901" style:font-weight-asian="bold" style:font-weight-complex="bold"/>
    </style:style>
    <style:style style:name="P17" style:family="paragraph" style:parent-style-name="Heading_20_3">
      <style:text-properties officeooo:rsid="000287b3" officeooo:paragraph-rsid="00237c75"/>
    </style:style>
    <style:style style:name="P18" style:family="paragraph" style:parent-style-name="Standard">
      <style:text-properties officeooo:paragraph-rsid="00237c75"/>
    </style:style>
    <style:style style:name="P19" style:family="paragraph" style:parent-style-name="Text_20_body" style:list-style-name="L1"/>
    <style:style style:name="P20" style:family="paragraph" style:parent-style-name="Text_20_body" style:list-style-name="L2">
      <style:text-properties officeooo:paragraph-rsid="001ee553"/>
    </style:style>
    <style:style style:name="P21" style:family="paragraph" style:parent-style-name="Text_20_body" style:list-style-name="L2">
      <style:text-properties officeooo:rsid="00139afb" officeooo:paragraph-rsid="00139afb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officeooo:rsid="0010cf3e" officeooo:paragraph-rsid="0010cf3e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officeooo:rsid="0024f0f0" officeooo:paragraph-rsid="0024f0f0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officeooo:rsid="00235cd4" officeooo:paragraph-rsid="00235cd4"/>
    </style:style>
    <style:style style:name="T1" style:family="text">
      <style:text-properties officeooo:rsid="00157d68"/>
    </style:style>
    <style:style style:name="T2" style:family="text">
      <style:text-properties officeooo:rsid="0016294e"/>
    </style:style>
    <style:style style:name="T3" style:family="text">
      <style:text-properties style:font-name="Liberation Serif" fo:font-size="18pt" officeooo:rsid="002197de" style:font-name-asian="Noto Serif CJK SC" style:font-size-asian="18pt" style:font-name-complex="Lohit Devanagari" style:font-size-complex="18pt"/>
    </style:style>
    <style:style style:name="T4" style:family="text">
      <style:text-properties style:font-name="Liberation Serif" fo:font-size="14pt" officeooo:rsid="002020d8" style:font-name-asian="Noto Serif CJK SC" style:font-size-asian="14pt" style:font-name-complex="Lohit Devanagari" style:font-size-complex="14pt"/>
    </style:style>
    <style:style style:name="T5" style:family="text">
      <style:text-properties style:font-name="Liberation Serif" fo:font-size="14pt" officeooo:rsid="00233901" style:font-name-asian="Noto Serif CJK SC" style:font-size-asian="14pt" style:font-name-complex="Lohit Devanagari" style:font-size-complex="14pt"/>
    </style:style>
    <style:style style:name="T6" style:family="text">
      <style:text-properties style:font-name="Liberation Serif" fo:font-size="12pt" officeooo:rsid="002020d8" style:font-name-asian="Noto Serif CJK SC" style:font-size-asian="14pt" style:font-name-complex="Lohit Devanagari" style:font-size-complex="14pt"/>
    </style:style>
    <style:style style:name="T7" style:family="text">
      <style:text-properties officeooo:rsid="00168f1a"/>
    </style:style>
    <style:style style:name="T8" style:family="text">
      <style:text-properties officeooo:rsid="0017cfc1"/>
    </style:style>
    <style:style style:name="T9" style:family="text">
      <style:text-properties officeooo:rsid="0018c9ac"/>
    </style:style>
    <style:style style:name="T10" style:family="text">
      <style:text-properties officeooo:rsid="001e48e3"/>
    </style:style>
    <style:style style:name="T11" style:family="text">
      <style:text-properties officeooo:rsid="002020d8"/>
    </style:style>
    <style:style style:name="T12" style:family="text">
      <style:text-properties officeooo:rsid="002197de"/>
    </style:style>
    <style:style style:name="T13" style:family="text">
      <style:text-properties officeooo:rsid="00233901"/>
    </style:style>
    <style:style style:name="T14" style:family="text">
      <style:text-properties officeooo:rsid="000287b3"/>
    </style:style>
    <style:style style:name="T15" style:family="text">
      <style:text-properties officeooo:rsid="000460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ilando os Assets com Mix</text:p>
      <text:p text:style-name="P5"/>
      <text:p text:style-name="P10"><text:span text:style-name="T14">O Laravel Mix fornece uma API fluente para definir as etapas de construção do Webpack para sua aplicação Laravel usando vários pré-processadores CSS e JavaScript comuns. Por meio do encadeamento de métodos simples, você pode definir com fluência o pipeline de </text:span><text:span text:style-name="T15">assets</text:span><text:span text:style-name="T14">. Por exemplo:</text:span></text:p>
      <text:p text:style-name="P5"/>
      <text:p text:style-name="P7">mix.js ('resources / js / app.js', 'public / js')</text:p>
      <text:p text:style-name="P7"><text:s text:c="5"/>.sass ('resources / sass / app.scss', 'public / css');</text:p>
      <text:p text:style-name="P5"/>
      <text:p text:style-name="P10"><text:span text:style-name="T14">Se você já ficou confuso e oprimido sobre como começar com o Webpack e a compilação de </text:span><text:span text:style-name="T15">assets</text:span><text:span text:style-name="T14">, você vai adorar o Laravel Mix. No entanto, você não é obrigado a usá-lo ao desenvolver seu aplicativo; você está livre para usar qualquer ferramenta de pipeline de </text:span><text:span text:style-name="T15">assets</text:span><text:span text:style-name="T14"> que desejar, ou mesmo nenhuma.</text:span></text:p>
      <text:p text:style-name="P10"/>
      <text:p text:style-name="P4">Instalar</text:p>
      <text:p text:style-name="P8"/>
      <text:p text:style-name="P8">npm install </text:p>
      <text:p text:style-name="P8"/>
      <text:p text:style-name="P4">Rodar todas as tarefas do Mix</text:p>
      <text:p text:style-name="P8"/>
      <text:p text:style-name="P8">npm run dev</text:p>
      <text:p text:style-name="P8"/>
      <text:p text:style-name="P4">Rodar todas as tarefas do Mix e minificar para produção</text:p>
      <text:p text:style-name="P8"/>
      <text:p text:style-name="P8">npm run production</text:p>
      <text:p text:style-name="P8"/>
      <text:p text:style-name="P9">Mais detalhes em</text:p>
      <text:p text:style-name="P9"/>
      <text:p text:style-name="P5"><text:a xlink:type="simple" xlink:href="https://laravel.com/docs/8.x/mix" text:style-name="Internet_20_link" text:visited-style-name="Visited_20_Internet_20_Link">https://laravel.com/docs/8.x/mix</text:a></text:p>
      <text:p text:style-name="P5"/>
      <text:h text:style-name="P17" text:outline-level="3">Laravel Mix</text:h>
      <text:p text:style-name="Text_20_body">Laravel Mix is a tool on top of <text:a xlink:type="simple" xlink:href="https://webpack.js.org/" text:style-name="Internet_20_link" text:visited-style-name="Visited_20_Internet_20_Link">Webpack</text:a>. It's main purpose is to make life of Laravel developer much easier and does not require you to know Webpack to get started.</text:p>
      <text:h text:style-name="Heading_20_4" text:outline-level="4"><text:bookmark text:name="user-content-what-is-webpack"/>What is Webpack?</text:h>
      <text:p text:style-name="Text_20_body">Webpack is a module bundler for JavaScript applications.</text:p>
      <text:p text:style-name="Text_20_body">The simplest explanation - it converts some input files into output files.</text:p>
      <text:p text:style-name="Text_20_body">The input files are one or more JavaScript files, like librariries (React/Vue.js/jQuery and plugins) and your own code. Webpack will then let you to generate a single JavaScript file in a smart way (it will create a dependency graph to know what is used and where).</text:p>
      <text:h text:style-name="Heading_20_4" text:outline-level="4"><text:bookmark text:name="user-content-installing-node-and-npm"/>Installing Node and NPM</text:h>
      <text:p text:style-name="Text_20_body">To use Laravel Mix and thus Webpack, you need Node and NPM.</text:p>
      <text:p text:style-name="Text_20_body"><text:a xlink:type="simple" xlink:href="https://nodejs.org/en/" text:style-name="Internet_20_link" text:visited-style-name="Visited_20_Internet_20_Link">Download Node</text:a></text:p>
      <text:p text:style-name="Text_20_body">NPM is bundled together with Node. Installation is as easy as it gets (on Windows and Mac), it comes with a UI installer.</text:p>
      <text:h text:style-name="Heading_20_4" text:outline-level="4"><text:bookmark text:name="user-content-what-is-node"/><text:soft-page-break/>What is Node?</text:h>
      <text:p text:style-name="Text_20_body">Node.js is a JavaScript runtime environment. It's everything you need to run a JavaScript program outside the browser.</text:p>
      <text:h text:style-name="Heading_20_4" text:outline-level="4"><text:bookmark text:name="user-content-installing-laravel-mix"/>Installing Laravel Mix</text:h>
      <text:p text:style-name="Text_20_body">All dependencies are defined inside the <text:span text:style-name="Source_20_Text">package.json</text:span> file. You just need to run</text:p>
      <text:p text:style-name="P1"><text:span text:style-name="Source_20_Text">npm install</text:span></text:p>
      <text:p text:style-name="Text_20_body">The <text:span text:style-name="Source_20_Text">package.json</text:span> contains all JavaScript and CSS libraries your app needs along with their desired version.</text:p>
      <text:p text:style-name="Text_20_body">It creates a file called <text:span text:style-name="Source_20_Text">package-lock.json</text:span>. It contains all the libraries that were installed and their version. This file should be included in your project (in GIT repository).</text:p>
      <text:p text:style-name="Text_20_body">The difference is simple:</text:p>
      <text:list xml:id="list1873772153" text:style-name="L1">
        <text:list-item>
          <text:p text:style-name="P22">You edit <text:span text:style-name="Source_20_Text">package.json</text:span> to say what you need </text:p>
        </text:list-item>
        <text:list-item>
          <text:p text:style-name="P19"><text:span text:style-name="Source_20_Text">package-lock.json</text:span> is auto-generated and describes the versions of libraries installed, and let's every other environment on which your project runs install them using the same exact versions that you have </text:p>
        </text:list-item>
      </text:list>
      <text:p text:style-name="Text_20_body"><text:span text:style-name="Source_20_Text">package.json</text:span> is like <text:span text:style-name="Source_20_Text">composer.json</text:span> in PHP <text:span text:style-name="Source_20_Text">package-lock.json</text:span> is like <text:span text:style-name="Source_20_Text">composer.lock</text:span> in PHP</text:p>
      <text:p text:style-name="Text_20_body">All the libraries are installed into the <text:span text:style-name="Source_20_Text">node_modules</text:span> folder.</text:p>
      <text:h text:style-name="Heading_20_4" text:outline-level="4"><text:bookmark text:name="user-content-webpackmixjs"/>webpack.mix.js</text:h>
      <text:p text:style-name="Text_20_body">Laravel Mix configuration file is called <text:span text:style-name="Source_20_Text">webpack.mix.js</text:span>.</text:p>
      <text:p text:style-name="Text_20_body">By default it is configured to bundle your application JavaScript and CSS files.</text:p>
      <text:p text:style-name="Text_20_body">The main JavaScript file is <text:span text:style-name="Source_20_Text">resources/js/app.js</text:span> The main CSS file is <text:span text:style-name="Source_20_Text">resources/sass/app.scss</text:span></text:p>
      <text:h text:style-name="Heading_20_4" text:outline-level="4"><text:bookmark text:name="user-content-example-header"/>Example header</text:h>
      <text:p text:style-name="Preformatted_20_Text"><text:span text:style-name="Source_20_Text">&lt;div class="d-flex flex-column flex-md-row align-items-center p-3 px-md-4 mb-3 bg-white border-bottom shadow-sm"&gt;</text:span></text:p>
      <text:p text:style-name="Preformatted_20_Text"><text:span text:style-name="Source_20_Text"><text:s text:c="4"/>&lt;h5 class="my-0 mr-md-auto font-weight-normal"&gt;Laravel Blog&lt;/h5&gt;</text:span></text:p>
      <text:p text:style-name="Preformatted_20_Text"><text:span text:style-name="Source_20_Text"><text:s text:c="4"/>&lt;nav class="my-2 my-md-0 mr-md-3"&gt;</text:span></text:p>
      <text:p text:style-name="Preformatted_20_Text"><text:span text:style-name="Source_20_Text"><text:s text:c="8"/>&lt;a class="p-2 text-dark" href="{{ route('home') }}"&gt;Home&lt;/a&gt;</text:span></text:p>
      <text:p text:style-name="Preformatted_20_Text"><text:span text:style-name="Source_20_Text"><text:s text:c="8"/>&lt;a class="p-2 text-dark" href="{{ route('contact') }}"&gt;Contact&lt;/a&gt;</text:span></text:p>
      <text:p text:style-name="Preformatted_20_Text"><text:span text:style-name="Source_20_Text"><text:s text:c="8"/>&lt;a class="p-2 text-dark" href="{{ route('posts.index') }}"&gt;Blog Posts&lt;/a&gt;</text:span></text:p>
      <text:p text:style-name="Preformatted_20_Text"><text:span text:style-name="Source_20_Text"><text:s text:c="8"/>&lt;a class="p-2 text-dark" href="{{ route('posts.create') }}"&gt;Add Blog Post&lt;/a&gt;</text:span></text:p>
      <text:p text:style-name="Preformatted_20_Text"><text:span text:style-name="Source_20_Text"><text:s text:c="4"/>&lt;/nav&gt;</text:span></text:p>
      <text:p text:style-name="P1"><text:span text:style-name="Source_20_Text">&lt;/div&gt;</text:span></text:p>
      <text:p text:style-name="P10"><text:a xlink:type="simple" xlink:href="https://github.com/piotr-jura-udemy/laravel-cheat-sheet/blob/master/docs/0026-assets.md" text:style-name="Internet_20_link" text:visited-style-name="Visited_20_Internet_20_Link"><text:span text:style-name="T14">https://github.com/piotr-jura-udemy/laravel-cheat-sheet/blob/master/docs/0026-assets.md</text:span></text:a><text:span text:style-name="T14">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4:26:23.816248404</meta:creation-date>
    <dc:date>2021-05-29T19:00:54.396068837</dc:date>
    <meta:editing-duration>PT41M51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525" meta:character-count="3534" meta:non-whitespace-character-count="3008"/>
  </office:meta>
</office:document-meta>
</file>